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9cm" fo:min-width="0cm"/>
    </style:style>
    <style:style style:name="gr6" style:family="graphic" style:parent-style-name="standard">
      <style:graphic-properties draw:stroke="none" svg:stroke-color="#000000" draw:fill="none" draw:fill-color="#ffffff" fo:min-height="0.65cm"/>
    </style:style>
    <style:style style:name="gr7" style:family="graphic" style:parent-style-name="standard">
      <style:graphic-properties draw:stroke="none" svg:stroke-color="#000000" draw:fill="none" draw:fill-color="#ffffff" fo:min-height="0.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9" style:family="graphic" style:parent-style-name="standard">
      <style:graphic-properties draw:stroke="none" svg:stroke-color="#000000" draw:fill="none" draw:fill-color="#ffffff" fo:min-height="0cm"/>
    </style:style>
    <style:style style:name="gr10" style:family="graphic" style:parent-style-name="standard">
      <style:graphic-properties draw:stroke="none" svg:stroke-color="#000000" draw:fill="none" draw:fill-color="#ffffff" fo:min-height="0.5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9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9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0pt" style:text-underline-style="solid" style:text-underline-width="auto" style:text-underline-color="font-color" style:font-size-asian="10pt" style:font-size-complex="10pt"/>
    </style:style>
    <style:style style:name="P6" style:family="paragraph">
      <style:text-properties fo:font-size="10pt" style:text-underline-style="none" style:font-size-asian="10pt" style:font-size-complex="10pt"/>
    </style:style>
    <style:style style:name="P7" style:family="paragraph">
      <style:text-properties fo:font-size="10pt" style:font-size-asian="10pt" style:font-size-complex="1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font-size="10pt" style:text-underline-style="none" style:font-size-asian="10pt" style:font-size-complex="10pt"/>
    </style:style>
    <style:style style:name="T6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5cm" svg:height="0.8cm" svg:x="4.4cm" svg:y="1.4cm">
          <text:p text:style-name="P1"><text:span text:style-name="T1">Récip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9cm" svg:height="0.8cm" svg:x="11.7cm" svg:y="1.4cm">
          <text:p text:style-name="P1"><text:span text:style-name="T1">TypeDePrépar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0.8cm" svg:x="11.4cm" svg:y="7.6cm">
          <text:p text:style-name="P1"><text:span text:style-name="T1">Cocktai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cm" svg:height="0.8cm" svg:x="2.1cm" svg:y="7.6cm">
          <text:p text:style-name="P1"><text:span text:style-name="T1">Occas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08cm" svg:height="0.889cm" svg:x="20.592cm" svg:y="1.511cm">
          <text:p text:style-name="P1"><text:span text:style-name="T1">Températu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9cm" svg:height="0.8cm" svg:x="5.7cm" svg:y="14cm">
          <text:p text:style-name="P1"><text:span text:style-name="T1">Ingréd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8cm" svg:height="0.698cm" svg:x="24.4cm" svg:y="7.3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cm" svg:height="0.8cm" svg:x="20.6cm" svg:y="9.8cm">
          <text:p text:style-name="P1"><text:span text:style-name="T1">Dat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2cm" svg:height="0.9cm" svg:x="21.9cm" svg:y="13.2cm">
          <text:p text:style-name="P1"><text:span text:style-name="T1">Fournisseu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7cm" svg:height="0.9cm" svg:x="12.5cm" svg:y="17.3cm">
          <text:p text:style-name="P1"><text:span text:style-name="T1">Marqu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cm" svg:height="0.9cm" svg:x="6.6cm" svg:y="4.3cm">
          <text:p text:style-name="P1"><text:span text:style-name="T2">seSertDa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8cm" svg:height="0.8cm" svg:x="12.6cm" svg:y="4.4cm">
          <text:p text:style-name="P1"><text:span text:style-name="T2">sePrépa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6cm" svg:y1="2.2cm" svg:x2="7.6cm" svg:y2="4.3cm">
          <text:p/>
        </draw:line>
        <draw:line draw:style-name="gr3" draw:text-style-name="P1" draw:layer="layout" svg:x1="8.3cm" svg:y1="5.2cm" svg:x2="11.5cm" svg:y2="7.6cm">
          <text:p/>
        </draw:line>
        <draw:line draw:style-name="gr3" draw:text-style-name="P1" draw:layer="layout" svg:x1="14cm" svg:y1="2.2cm" svg:x2="14cm" svg:y2="4.4cm">
          <text:p/>
        </draw:line>
        <draw:line draw:style-name="gr3" draw:text-style-name="P1" draw:layer="layout" svg:x1="14cm" svg:y1="5.2cm" svg:x2="13.3cm" svg:y2="7.6cm">
          <text:p/>
        </draw:line>
        <draw:custom-shape draw:style-name="gr2" draw:text-style-name="P3" draw:layer="layout" svg:width="3.4cm" svg:height="0.9cm" svg:x="6.3cm" svg:y="7.5cm">
          <text:p text:style-name="P1"><text:span text:style-name="T2">seSertLors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8cm" svg:y1="8cm" svg:x2="6.4cm" svg:y2="8cm">
          <text:p/>
        </draw:line>
        <draw:line draw:style-name="gr3" draw:text-style-name="P1" draw:layer="layout" svg:x1="9.7cm" svg:y1="8cm" svg:x2="11.4cm" svg:y2="8cm">
          <text:p/>
        </draw:line>
        <draw:custom-shape draw:style-name="gr2" draw:text-style-name="P3" draw:layer="layout" svg:width="2.367cm" svg:height="1cm" svg:x="17.733cm" svg:y="4.4cm">
          <text:p text:style-name="P1"><text:span text:style-name="T2">seSer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4.4cm" svg:y1="7.6cm" svg:x2="18.2cm" svg:y2="5.3cm">
          <text:p/>
        </draw:line>
        <draw:line draw:style-name="gr3" draw:text-style-name="P1" draw:layer="layout" svg:x1="19.3cm" svg:y1="4.4cm" svg:x2="21.6cm" svg:y2="2.4cm">
          <text:p/>
        </draw:line>
        <draw:custom-shape draw:style-name="gr2" draw:text-style-name="P4" draw:layer="layout" svg:width="3.1cm" svg:height="0.922cm" svg:x="2.5cm" svg:y="10.678cm">
          <text:p text:style-name="P1"><text:span text:style-name="T3">estABase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4cm" svg:height="1.155cm" svg:x="10.6cm" svg:y="10.545cm">
          <text:p text:style-name="P1"><text:span text:style-name="T2">ajou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3.8cm" svg:height="1.1cm" svg:x="6.4cm" svg:y="10.6cm">
          <text:p text:style-name="P1"><text:span text:style-name="T2">accompagne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4.1cm" svg:y1="10.7cm" svg:x2="11.4cm" svg:y2="8.339cm">
          <text:p/>
        </draw:line>
        <draw:line draw:style-name="gr3" draw:text-style-name="P1" draw:layer="layout" svg:x1="8.7cm" svg:y1="10.6cm" svg:x2="11.9cm" svg:y2="8.452cm">
          <text:p/>
        </draw:line>
        <draw:line draw:style-name="gr3" draw:text-style-name="P1" draw:layer="layout" svg:x1="12cm" svg:y1="10.6cm" svg:x2="12.5cm" svg:y2="8.4cm">
          <text:p/>
        </draw:line>
        <draw:line draw:style-name="gr3" draw:text-style-name="P1" draw:layer="layout" svg:x1="4.3cm" svg:y1="11.6cm" svg:x2="6.1cm" svg:y2="14cm">
          <text:p/>
        </draw:line>
        <draw:line draw:style-name="gr3" draw:text-style-name="P1" draw:layer="layout" svg:x1="8.5cm" svg:y1="11.7cm" svg:x2="7.5cm" svg:y2="14cm">
          <text:p/>
        </draw:line>
        <draw:line draw:style-name="gr3" draw:text-style-name="P1" draw:layer="layout" svg:x1="11.6cm" svg:y1="11.7cm" svg:x2="8.4cm" svg:y2="14cm">
          <text:p/>
        </draw:line>
        <draw:custom-shape draw:style-name="gr2" draw:text-style-name="P3" draw:layer="layout" svg:width="2.798cm" svg:height="0.898cm" svg:x="20.002cm" svg:y="7.102cm">
          <text:p text:style-name="P1"><text:span text:style-name="T2">comman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5.4cm" svg:y1="7.8cm" svg:x2="20cm" svg:y2="7.6cm">
          <text:p/>
        </draw:line>
        <draw:line draw:style-name="gr3" draw:text-style-name="P1" draw:layer="layout" svg:x1="22.8cm" svg:y1="7.5cm" svg:x2="24.4cm" svg:y2="7.5cm">
          <text:p/>
        </draw:line>
        <draw:line draw:style-name="gr3" draw:text-style-name="P1" draw:layer="layout" svg:x1="21.7cm" svg:y1="8cm" svg:x2="21.3cm" svg:y2="9.8cm">
          <text:p/>
        </draw:line>
        <draw:custom-shape draw:style-name="gr2" draw:text-style-name="P3" draw:layer="layout" svg:width="3.7cm" svg:height="1.1cm" svg:x="17.4cm" svg:y="13cm">
          <text:p text:style-name="P1"><text:span text:style-name="T2">approvision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7.5cm" svg:y1="13.4cm" svg:x2="8.7cm" svg:y2="14.4cm">
          <text:p/>
        </draw:line>
        <draw:line draw:style-name="gr3" draw:text-style-name="P1" draw:layer="layout" svg:x1="21.1cm" svg:y1="13.5cm" svg:x2="22cm" svg:y2="13.5cm">
          <text:p/>
        </draw:line>
        <draw:line draw:style-name="gr3" draw:text-style-name="P1" draw:layer="layout" svg:x1="4.4cm" svg:y1="1.7cm" svg:x2="3.8cm" svg:y2="1.7cm">
          <text:p/>
        </draw:line>
        <draw:line draw:style-name="gr3" draw:text-style-name="P1" draw:layer="layout" svg:x1="3.8cm" svg:y1="1.7cm" svg:x2="3.8cm" svg:y2="3.2cm">
          <text:p/>
        </draw:line>
        <draw:line draw:style-name="gr3" draw:text-style-name="P1" draw:layer="layout" svg:x1="3.5cm" svg:y1="2.3cm" svg:x2="4.2cm" svg:y2="2.3cm">
          <text:p/>
        </draw:line>
        <draw:frame draw:style-name="gr4" draw:text-style-name="P5" draw:layer="layout" svg:width="2.703cm" svg:height="0.649cm" svg:x="0.897cm" svg:y="2.051cm">
          <draw:text-box>
            <text:p><text:span text:style-name="T4">NomRécipient</text:span></text:p>
          </draw:text-box>
        </draw:frame>
        <draw:line draw:style-name="gr3" draw:text-style-name="P1" draw:layer="layout" svg:x1="11.701cm" svg:y1="1.701cm" svg:x2="11.101cm" svg:y2="1.701cm">
          <text:p/>
        </draw:line>
        <draw:line draw:style-name="gr3" draw:text-style-name="P1" draw:layer="layout" svg:x1="11.101cm" svg:y1="1.701cm" svg:x2="11.101cm" svg:y2="3.201cm">
          <text:p/>
        </draw:line>
        <draw:line draw:style-name="gr3" draw:text-style-name="P1" draw:layer="layout" svg:x1="10.801cm" svg:y1="2.301cm" svg:x2="11.501cm" svg:y2="2.301cm">
          <text:p/>
        </draw:line>
        <draw:line draw:style-name="gr3" draw:text-style-name="P1" draw:layer="layout" svg:x1="20.601cm" svg:y1="1.701cm" svg:x2="20.001cm" svg:y2="1.701cm">
          <text:p/>
        </draw:line>
        <draw:line draw:style-name="gr3" draw:text-style-name="P1" draw:layer="layout" svg:x1="20.001cm" svg:y1="1.701cm" svg:x2="20.001cm" svg:y2="3.201cm">
          <text:p/>
        </draw:line>
        <draw:line draw:style-name="gr3" draw:text-style-name="P1" draw:layer="layout" svg:x1="19.701cm" svg:y1="2.301cm" svg:x2="20.401cm" svg:y2="2.301cm">
          <text:p/>
        </draw:line>
        <draw:frame draw:style-name="gr5" draw:text-style-name="P5" draw:layer="layout" svg:width="2.471cm" svg:height="0.649cm" svg:x="17.4cm" svg:y="2cm">
          <draw:text-box>
            <text:p><text:span text:style-name="T4">Température</text:span></text:p>
          </draw:text-box>
        </draw:frame>
        <draw:frame draw:style-name="gr4" draw:text-style-name="P5" draw:layer="layout" svg:width="4.38cm" svg:height="0.649cm" svg:x="6.861cm" svg:y="2.251cm">
          <draw:text-box>
            <text:p><text:span text:style-name="T4">NomModeDePréparation</text:span></text:p>
          </draw:text-box>
        </draw:frame>
        <draw:line draw:style-name="gr3" draw:text-style-name="P1" draw:layer="layout" svg:x1="2.101cm" svg:y1="8.301cm" svg:x2="1.501cm" svg:y2="8.301cm">
          <text:p/>
        </draw:line>
        <draw:line draw:style-name="gr3" draw:text-style-name="P1" draw:layer="layout" svg:x1="1.501cm" svg:y1="8.301cm" svg:x2="1.501cm" svg:y2="9.801cm">
          <text:p/>
        </draw:line>
        <draw:line draw:style-name="gr3" draw:text-style-name="P1" draw:layer="layout" svg:x1="1.201cm" svg:y1="9.101cm" svg:x2="1.901cm" svg:y2="9.101cm">
          <text:p/>
        </draw:line>
        <draw:frame draw:style-name="gr4" draw:text-style-name="P5" draw:layer="layout" svg:width="2.712cm" svg:height="0.649cm" svg:x="1.888cm" svg:y="8.8cm">
          <draw:text-box>
            <text:p><text:span text:style-name="T4">NomOccasion</text:span></text:p>
          </draw:text-box>
        </draw:frame>
        <draw:line draw:style-name="gr3" draw:text-style-name="P1" draw:layer="layout" svg:x1="16cm" svg:y1="8.2cm" svg:x2="16cm" svg:y2="11.4cm">
          <text:p/>
        </draw:line>
        <draw:line draw:style-name="gr3" draw:text-style-name="P1" draw:layer="layout" svg:x1="15.7cm" svg:y1="8.9cm" svg:x2="16.3cm" svg:y2="8.9cm">
          <text:p/>
        </draw:line>
        <draw:line draw:style-name="gr3" draw:text-style-name="P1" draw:layer="layout" svg:x1="15.701cm" svg:y1="9.501cm" svg:x2="16.301cm" svg:y2="9.501cm">
          <text:p/>
        </draw:line>
        <draw:line draw:style-name="gr3" draw:text-style-name="P1" draw:layer="layout" svg:x1="15.4cm" svg:y1="8.2cm" svg:x2="16cm" svg:y2="8.2cm">
          <text:p/>
        </draw:line>
        <draw:frame draw:style-name="gr4" draw:text-style-name="P5" draw:layer="layout" svg:width="2.492cm" svg:height="0.649cm" svg:x="16.2cm" svg:y="8.551cm">
          <draw:text-box>
            <text:p><text:span text:style-name="T4">NomCocktail</text:span></text:p>
          </draw:text-box>
        </draw:frame>
        <draw:frame draw:style-name="gr4" draw:text-style-name="P6" draw:layer="layout" svg:width="4.693cm" svg:height="0.649cm" svg:x="16.256cm" svg:y="9.2cm">
          <draw:text-box>
            <text:p><text:span text:style-name="T5">PourcentageAlcoolCocktail</text:span></text:p>
          </draw:text-box>
        </draw:frame>
        <draw:line draw:style-name="gr3" draw:text-style-name="P1" draw:layer="layout" svg:x1="22cm" svg:y1="10cm" svg:x2="22.7cm" svg:y2="10cm">
          <text:p/>
        </draw:line>
        <draw:line draw:style-name="gr3" draw:text-style-name="P1" draw:layer="layout" svg:x1="22.7cm" svg:y1="10cm" svg:x2="22.7cm" svg:y2="12.4cm">
          <text:p/>
        </draw:line>
        <draw:line draw:style-name="gr3" draw:text-style-name="P1" draw:layer="layout" svg:x1="22.4cm" svg:y1="10.5cm" svg:x2="23cm" svg:y2="10.5cm">
          <text:p/>
        </draw:line>
        <draw:line draw:style-name="gr3" draw:text-style-name="P1" draw:layer="layout" svg:x1="22.401cm" svg:y1="11.101cm" svg:x2="23.001cm" svg:y2="11.101cm">
          <text:p/>
        </draw:line>
        <draw:line draw:style-name="gr3" draw:text-style-name="P1" draw:layer="layout" svg:x1="22.401cm" svg:y1="11.701cm" svg:x2="23.001cm" svg:y2="11.701cm">
          <text:p/>
        </draw:line>
        <draw:line draw:style-name="gr3" draw:text-style-name="P1" draw:layer="layout" svg:x1="21.5cm" svg:y1="7.1cm" svg:x2="21.5cm" svg:y2="5.3cm">
          <text:p/>
        </draw:line>
        <draw:frame draw:style-name="gr6" draw:text-style-name="P5" draw:layer="layout" svg:width="1.6cm" svg:height="0.9cm" svg:x="22.9cm" svg:y="10.2cm">
          <draw:text-box>
            <text:p><text:span text:style-name="T4">Jour</text:span></text:p>
          </draw:text-box>
        </draw:frame>
        <draw:frame draw:style-name="gr7" draw:text-style-name="P5" draw:layer="layout" svg:width="2.001cm" svg:height="0.649cm" svg:x="22.9cm" svg:y="10.8cm">
          <draw:text-box>
            <text:p><text:span text:style-name="T4">Mois</text:span></text:p>
          </draw:text-box>
        </draw:frame>
        <draw:frame draw:style-name="gr4" draw:text-style-name="P5" draw:layer="layout" svg:width="1.514cm" svg:height="0.649cm" svg:x="22.886cm" svg:y="11.4cm">
          <draw:text-box>
            <text:p><text:span text:style-name="T4">Année</text:span></text:p>
          </draw:text-box>
        </draw:frame>
        <draw:line draw:style-name="gr3" draw:text-style-name="P1" draw:layer="layout" svg:x1="26.2cm" svg:y1="7.8cm" svg:x2="26.8cm" svg:y2="7.8cm">
          <text:p/>
        </draw:line>
        <draw:line draw:style-name="gr3" draw:text-style-name="P1" draw:layer="layout" svg:x1="26.8cm" svg:y1="7.8cm" svg:x2="26.8cm" svg:y2="10.5cm">
          <text:p/>
        </draw:line>
        <draw:line draw:style-name="gr3" draw:text-style-name="P1" draw:layer="layout" svg:x1="21.2cm" svg:y1="6.5cm" svg:x2="21.9cm" svg:y2="6.5cm">
          <text:p/>
        </draw:line>
        <draw:frame draw:style-name="gr4" draw:text-style-name="P7" draw:layer="layout" svg:width="1.751cm" svg:height="0.649cm" svg:x="21.8cm" svg:y="6.151cm">
          <draw:text-box>
            <text:p><text:span text:style-name="T6">Numéro</text:span></text:p>
          </draw:text-box>
        </draw:frame>
        <draw:line draw:style-name="gr3" draw:text-style-name="P1" draw:layer="layout" svg:x1="26.5cm" svg:y1="8.2cm" svg:x2="27.1cm" svg:y2="8.2cm">
          <text:p/>
        </draw:line>
        <draw:line draw:style-name="gr3" draw:text-style-name="P1" draw:layer="layout" svg:x1="26.6cm" svg:y1="9.1cm" svg:x2="27.101cm" svg:y2="9.101cm">
          <text:p/>
        </draw:line>
        <draw:frame draw:style-name="gr4" draw:text-style-name="P5" draw:layer="layout" svg:width="2.136cm" svg:height="0.649cm" svg:x="26.7cm" svg:y="8.251cm">
          <draw:text-box>
            <text:p><text:span text:style-name="T4">NomClient</text:span></text:p>
          </draw:text-box>
        </draw:frame>
        <draw:frame draw:style-name="gr4" draw:text-style-name="P5" draw:layer="layout" svg:width="2.623cm" svg:height="0.649cm" svg:x="26.677cm" svg:y="9.2cm">
          <draw:text-box>
            <text:p><text:span text:style-name="T4">PrenomClient</text:span></text:p>
          </draw:text-box>
        </draw:frame>
        <draw:line draw:style-name="gr3" draw:text-style-name="P1" draw:layer="layout" svg:x1="25.201cm" svg:y1="13.401cm" svg:x2="25.901cm" svg:y2="13.401cm">
          <text:p/>
        </draw:line>
        <draw:line draw:style-name="gr3" draw:text-style-name="P1" draw:layer="layout" svg:x1="25.901cm" svg:y1="13.401cm" svg:x2="25.9cm" svg:y2="15.2cm">
          <text:p/>
        </draw:line>
        <draw:line draw:style-name="gr3" draw:text-style-name="P1" draw:layer="layout" svg:x1="25.601cm" svg:y1="13.901cm" svg:x2="26.201cm" svg:y2="13.901cm">
          <text:p/>
        </draw:line>
        <draw:line draw:style-name="gr3" draw:text-style-name="P1" draw:layer="layout" svg:x1="25.602cm" svg:y1="14.502cm" svg:x2="26.202cm" svg:y2="14.502cm">
          <text:p/>
        </draw:line>
        <draw:frame draw:style-name="gr6" draw:text-style-name="P5" draw:layer="layout" svg:width="3.2cm" svg:height="0.9cm" svg:x="26.1cm" svg:y="13.8cm">
          <draw:text-box>
            <text:p><text:span text:style-name="T4">NomEntreprise</text:span></text:p>
          </draw:text-box>
        </draw:frame>
        <draw:frame draw:style-name="gr7" draw:text-style-name="P5" draw:layer="layout" svg:width="2.001cm" svg:height="0.649cm" svg:x="26.101cm" svg:y="14.201cm">
          <draw:text-box>
            <text:p><text:span text:style-name="T4">Addresse</text:span></text:p>
          </draw:text-box>
        </draw:frame>
        <draw:line draw:style-name="gr3" draw:text-style-name="P1" draw:layer="layout" svg:x1="19.1cm" svg:y1="14.1cm" svg:x2="13.9cm" svg:y2="17.3cm">
          <text:p/>
        </draw:line>
        <draw:custom-shape draw:style-name="gr2" draw:text-style-name="P4" draw:layer="layout" svg:width="3.198cm" svg:height="1.098cm" svg:x="5.602cm" svg:y="17.302cm">
          <text:p text:style-name="P1"><text:span text:style-name="T3">estDeMarqu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2cm" svg:y1="14.8cm" svg:x2="7.2cm" svg:y2="17.3cm">
          <text:p/>
        </draw:line>
        <draw:line draw:style-name="gr3" draw:text-style-name="P1" draw:layer="layout" svg:x1="8.8cm" svg:y1="17.8cm" svg:x2="12.5cm" svg:y2="17.8cm">
          <text:p/>
        </draw:line>
        <draw:line draw:style-name="gr3" draw:text-style-name="P1" draw:layer="layout" svg:x1="15.2cm" svg:y1="17.8cm" svg:x2="16.1cm" svg:y2="17.8cm">
          <text:p/>
        </draw:line>
        <draw:line draw:style-name="gr3" draw:text-style-name="P1" draw:layer="layout" svg:x1="16.1cm" svg:y1="17.8cm" svg:x2="16.1cm" svg:y2="19.3cm">
          <text:p/>
        </draw:line>
        <draw:line draw:style-name="gr3" draw:text-style-name="P1" draw:layer="layout" svg:x1="15.8cm" svg:y1="18.2cm" svg:x2="16.5cm" svg:y2="18.2cm">
          <text:p/>
        </draw:line>
        <draw:frame draw:style-name="gr4" draw:text-style-name="P5" draw:layer="layout" svg:width="2.432cm" svg:height="0.649cm" svg:x="16.3cm" svg:y="17.851cm">
          <draw:text-box>
            <text:p><text:span text:style-name="T4">NomMarque</text:span></text:p>
          </draw:text-box>
        </draw:frame>
        <draw:line draw:style-name="gr3" draw:text-style-name="P1" draw:layer="layout" svg:x1="5.7cm" svg:y1="14.5cm" svg:x2="5.2cm" svg:y2="14.5cm">
          <text:p/>
        </draw:line>
        <draw:line draw:style-name="gr3" draw:text-style-name="P1" draw:layer="layout" svg:x1="5.2cm" svg:y1="14.5cm" svg:x2="5.2cm" svg:y2="17cm">
          <text:p/>
        </draw:line>
        <draw:line draw:style-name="gr3" draw:text-style-name="P1" draw:layer="layout" svg:x1="2.502cm" svg:y1="11.102cm" svg:x2="1.902cm" svg:y2="11.102cm">
          <text:p/>
        </draw:line>
        <draw:line draw:style-name="gr3" draw:text-style-name="P1" draw:layer="layout" svg:x1="1.902cm" svg:y1="11.102cm" svg:x2="1.9cm" svg:y2="13.2cm">
          <text:p/>
        </draw:line>
        <draw:line draw:style-name="gr3" draw:text-style-name="P1" draw:layer="layout" svg:x1="1.502cm" svg:y1="12.002cm" svg:x2="2.202cm" svg:y2="12.002cm">
          <text:p/>
        </draw:line>
        <draw:frame draw:style-name="gr4" draw:text-style-name="P7" draw:layer="layout" svg:width="2.627cm" svg:height="0.649cm" svg:x="2.073cm" svg:y="11.7cm">
          <draw:text-box>
            <text:p><text:span text:style-name="T6">QuantitéBase</text:span></text:p>
          </draw:text-box>
        </draw:frame>
        <draw:line draw:style-name="gr3" draw:text-style-name="P1" draw:layer="layout" svg:x1="13cm" svg:y1="11cm" svg:x2="13.9cm" svg:y2="11cm">
          <text:p/>
        </draw:line>
        <draw:line draw:style-name="gr3" draw:text-style-name="P1" draw:layer="layout" svg:x1="13.9cm" svg:y1="11cm" svg:x2="13.9cm" svg:y2="12.9cm">
          <text:p/>
        </draw:line>
        <draw:line draw:style-name="gr3" draw:text-style-name="P1" draw:layer="layout" svg:x1="14.3cm" svg:y1="12.1cm" svg:x2="13.6cm" svg:y2="12.1cm">
          <text:p/>
        </draw:line>
        <draw:frame draw:style-name="gr8" draw:text-style-name="P7" draw:layer="layout" svg:width="2.623cm" svg:height="0.649cm" svg:x="14.2cm" svg:y="11.8cm">
          <draw:text-box>
            <text:p><text:span text:style-name="T6">QuantitéAjout</text:span></text:p>
          </draw:text-box>
        </draw:frame>
        <draw:line draw:style-name="gr3" draw:text-style-name="P1" draw:layer="layout" svg:x1="4.9cm" svg:y1="15cm" svg:x2="5.5cm" svg:y2="15cm">
          <text:p/>
        </draw:line>
        <draw:frame draw:style-name="gr9" draw:text-style-name="P5" draw:layer="layout" svg:width="3.3cm" svg:height="0.649cm" svg:x="2.3cm" svg:y="14.651cm">
          <draw:text-box>
            <text:p><text:span text:style-name="T4">TypeIngredient</text:span></text:p>
          </draw:text-box>
        </draw:frame>
        <draw:line draw:style-name="gr3" draw:text-style-name="P1" draw:layer="layout" svg:x1="4.901cm" svg:y1="15.601cm" svg:x2="5.501cm" svg:y2="15.601cm">
          <text:p/>
        </draw:line>
        <draw:frame draw:style-name="gr8" draw:text-style-name="P7" draw:layer="layout" svg:width="4.422cm" svg:height="0.649cm" svg:x="0.778cm" svg:y="15.251cm">
          <draw:text-box>
            <text:p><text:span text:style-name="T4">CaractéristiqueIngredient</text:span></text:p>
          </draw:text-box>
        </draw:frame>
        <draw:line draw:style-name="gr3" draw:text-style-name="P1" draw:layer="layout" svg:x1="4.8cm" svg:y1="16.2cm" svg:x2="5.5cm" svg:y2="16.2cm">
          <text:p/>
        </draw:line>
        <draw:frame draw:style-name="gr4" draw:text-style-name="P7" draw:layer="layout" svg:width="1.319cm" svg:height="0.649cm" svg:x="3.581cm" svg:y="15.951cm">
          <draw:text-box>
            <text:p><text:span text:style-name="T6">Unité</text:span></text:p>
          </draw:text-box>
        </draw:frame>
        <draw:line draw:style-name="gr3" draw:text-style-name="P1" draw:layer="layout" svg:x1="5.601cm" svg:y1="17.801cm" svg:x2="4.401cm" svg:y2="17.801cm">
          <text:p/>
        </draw:line>
        <draw:line draw:style-name="gr3" draw:text-style-name="P1" draw:layer="layout" svg:x1="4.401cm" svg:y1="17.801cm" svg:x2="4.4cm" svg:y2="20cm">
          <text:p/>
        </draw:line>
        <draw:line draw:style-name="gr3" draw:text-style-name="P1" draw:layer="layout" svg:x1="4.101cm" svg:y1="18.301cm" svg:x2="4.701cm" svg:y2="18.301cm">
          <text:p/>
        </draw:line>
        <draw:frame draw:style-name="gr10" draw:text-style-name="P6" draw:layer="layout" svg:width="4.601cm" svg:height="0.8cm" svg:x="0.3cm" svg:y="17.6cm">
          <draw:text-box>
            <text:p><text:span text:style-name="T5">PrixIngredientDeMarque</text:span></text:p>
          </draw:text-box>
        </draw:frame>
        <draw:line draw:style-name="gr3" draw:text-style-name="P1" draw:layer="layout" svg:x1="4.102cm" svg:y1="18.902cm" svg:x2="4.702cm" svg:y2="18.902cm">
          <text:p/>
        </draw:line>
        <draw:frame draw:style-name="gr9" draw:text-style-name="P7" draw:layer="layout" svg:width="6.8cm" svg:height="0.649cm" svg:x="4.7cm" svg:y="19.2cm">
          <draw:text-box>
            <text:p><text:span text:style-name="T6">PourcentageAlcoolIngredientDeMarque</text:span></text:p>
          </draw:text-box>
        </draw:frame>
        <draw:frame draw:style-name="gr11" draw:text-style-name="P7" draw:layer="layout" svg:width="0.989cm" svg:height="0.649cm" svg:x="5.5cm" svg:y="3.151cm">
          <draw:text-box>
            <text:p><text:span text:style-name="T6">1,n</text:span></text:p>
          </draw:text-box>
        </draw:frame>
        <draw:frame draw:style-name="gr4" draw:text-style-name="P7" draw:layer="layout" svg:width="0.989cm" svg:height="0.649cm" svg:x="8.4cm" svg:y="5.951cm">
          <draw:text-box>
            <text:p><text:span text:style-name="T6">1,1</text:span></text:p>
          </draw:text-box>
        </draw:frame>
        <draw:frame draw:style-name="gr4" draw:text-style-name="P7" draw:layer="layout" svg:width="0.989cm" svg:height="0.649cm" svg:x="12.901cm" svg:y="3.052cm">
          <draw:text-box>
            <text:p><text:span text:style-name="T6">1,n</text:span></text:p>
          </draw:text-box>
        </draw:frame>
        <draw:frame draw:style-name="gr12" draw:text-style-name="P7" draw:layer="layout" svg:width="0.989cm" svg:height="0.701cm" svg:x="12.601cm" svg:y="5.9cm">
          <draw:text-box>
            <text:p><text:span text:style-name="T6">1,1</text:span></text:p>
          </draw:text-box>
        </draw:frame>
        <draw:frame draw:style-name="gr4" draw:text-style-name="P7" draw:layer="layout" svg:width="0.989cm" svg:height="0.649cm" svg:x="20.602cm" svg:y="3.153cm">
          <draw:text-box>
            <text:p><text:span text:style-name="T6">1,n</text:span></text:p>
          </draw:text-box>
        </draw:frame>
        <draw:frame draw:style-name="gr12" draw:text-style-name="P7" draw:layer="layout" svg:width="0.989cm" svg:height="0.701cm" svg:x="15.602cm" svg:y="5.901cm">
          <draw:text-box>
            <text:p><text:span text:style-name="T6">1,1</text:span></text:p>
          </draw:text-box>
        </draw:frame>
        <draw:frame draw:style-name="gr4" draw:text-style-name="P7" draw:layer="layout" svg:width="0.989cm" svg:height="0.649cm" svg:x="5.102cm" svg:y="7.353cm">
          <draw:text-box>
            <text:p><text:span text:style-name="T6">1,n</text:span></text:p>
          </draw:text-box>
        </draw:frame>
        <draw:frame draw:style-name="gr13" draw:text-style-name="P7" draw:layer="layout" svg:width="0.989cm" svg:height="0.802cm" svg:x="9.802cm" svg:y="7.4cm">
          <draw:text-box>
            <text:p><text:span text:style-name="T6">1,1</text:span></text:p>
          </draw:text-box>
        </draw:frame>
        <draw:frame draw:style-name="gr4" draw:text-style-name="P7" draw:layer="layout" svg:width="0.989cm" svg:height="0.649cm" svg:x="4.203cm" svg:y="12.554cm">
          <draw:text-box>
            <text:p><text:span text:style-name="T6">0,n</text:span></text:p>
          </draw:text-box>
        </draw:frame>
        <draw:frame draw:style-name="gr4" draw:text-style-name="P7" draw:layer="layout" svg:width="0.989cm" svg:height="0.649cm" svg:x="8.903cm" svg:y="9.254cm">
          <draw:text-box>
            <text:p><text:span text:style-name="T6">0,n</text:span></text:p>
          </draw:text-box>
        </draw:frame>
        <draw:frame draw:style-name="gr4" draw:text-style-name="P7" draw:layer="layout" svg:width="0.989cm" svg:height="0.649cm" svg:x="7cm" svg:y="12.7cm">
          <draw:text-box>
            <text:p><text:span text:style-name="T6">0,n</text:span></text:p>
          </draw:text-box>
        </draw:frame>
        <draw:frame draw:style-name="gr4" draw:text-style-name="P7" draw:layer="layout" svg:width="0.989cm" svg:height="0.649cm" svg:x="12.303cm" svg:y="9.354cm">
          <draw:text-box>
            <text:p><text:span text:style-name="T6">0,n</text:span></text:p>
          </draw:text-box>
        </draw:frame>
        <draw:frame draw:style-name="gr14" draw:text-style-name="P7" draw:layer="layout" svg:width="0.989cm" svg:height="0.649cm" svg:x="10.101cm" svg:y="12.701cm">
          <draw:text-box>
            <text:p><text:span text:style-name="T6">0,n</text:span></text:p>
          </draw:text-box>
        </draw:frame>
        <draw:frame draw:style-name="gr14" draw:text-style-name="P7" draw:layer="layout" svg:width="0.989cm" svg:height="0.649cm" svg:x="12.602cm" svg:y="14.002cm">
          <draw:text-box>
            <text:p><text:span text:style-name="T6">1,n</text:span></text:p>
          </draw:text-box>
        </draw:frame>
        <draw:frame draw:style-name="gr14" draw:text-style-name="P7" draw:layer="layout" svg:width="0.989cm" svg:height="0.649cm" svg:x="14.303cm" svg:y="15.803cm">
          <draw:text-box>
            <text:p><text:span text:style-name="T6">1,n</text:span></text:p>
          </draw:text-box>
        </draw:frame>
        <draw:frame draw:style-name="gr14" draw:text-style-name="P7" draw:layer="layout" svg:width="0.989cm" svg:height="0.649cm" svg:x="21.003cm" svg:y="13.603cm">
          <draw:text-box>
            <text:p><text:span text:style-name="T6">1,n</text:span></text:p>
          </draw:text-box>
        </draw:frame>
        <draw:frame draw:style-name="gr14" draw:text-style-name="P7" draw:layer="layout" svg:width="0.989cm" svg:height="0.649cm" svg:x="7.303cm" svg:y="15.803cm">
          <draw:text-box>
            <text:p><text:span text:style-name="T6">1,n</text:span></text:p>
          </draw:text-box>
        </draw:frame>
        <draw:frame draw:style-name="gr14" draw:text-style-name="P7" draw:layer="layout" svg:width="0.989cm" svg:height="0.649cm" svg:x="9.903cm" svg:y="18.103cm">
          <draw:text-box>
            <text:p><text:span text:style-name="T6">1,n</text:span></text:p>
          </draw:text-box>
        </draw:frame>
        <draw:frame draw:style-name="gr14" draw:text-style-name="P7" draw:layer="layout" svg:width="0.989cm" svg:height="0.649cm" svg:x="20.304cm" svg:y="8.604cm">
          <draw:text-box>
            <text:p><text:span text:style-name="T6">1,n</text:span></text:p>
          </draw:text-box>
        </draw:frame>
        <draw:frame draw:style-name="gr14" draw:text-style-name="P7" draw:layer="layout" svg:width="0.989cm" svg:height="0.649cm" svg:x="18.104cm" svg:y="7.804cm">
          <draw:text-box>
            <text:p><text:span text:style-name="T6">1,n</text:span></text:p>
          </draw:text-box>
        </draw:frame>
        <draw:frame draw:style-name="gr14" draw:text-style-name="P7" draw:layer="layout" svg:width="0.989cm" svg:height="0.649cm" svg:x="23.104cm" svg:y="7.704cm">
          <draw:text-box>
            <text:p><text:span text:style-name="T6">1,n</text:span></text:p>
          </draw:text-box>
        </draw:frame>
        <draw:line draw:style-name="gr3" draw:text-style-name="P1" draw:layer="layout" svg:x1="19.8cm" svg:y1="14cm" svg:x2="19.8cm" svg:y2="16cm">
          <text:p/>
        </draw:line>
        <draw:line draw:style-name="gr3" draw:text-style-name="P1" draw:layer="layout" svg:x1="19.5cm" svg:y1="14.7cm" svg:x2="20.3cm" svg:y2="14.7cm">
          <text:p/>
        </draw:line>
        <draw:line draw:style-name="gr3" draw:text-style-name="P1" draw:layer="layout" svg:x1="19.501cm" svg:y1="15.401cm" svg:x2="20.301cm" svg:y2="15.401cm">
          <text:p/>
        </draw:line>
        <draw:frame draw:style-name="gr15" draw:text-style-name="P7" draw:layer="layout" svg:width="4.109cm" svg:height="0.649cm" svg:x="20.193cm" svg:y="14.4cm">
          <draw:text-box>
            <text:p><text:span text:style-name="T6">PrixApprovisionnement</text:span></text:p>
          </draw:text-box>
        </draw:frame>
        <draw:frame draw:style-name="gr4" draw:text-style-name="P7" draw:layer="layout" svg:width="4.828cm" svg:height="0.649cm" svg:x="20.1cm" svg:y="15.1cm">
          <draw:text-box>
            <text:p><text:span text:style-name="T6">QuantitéApprovisionnement</text:span></text:p>
          </draw:text-box>
        </draw:frame>
        <draw:line draw:style-name="gr3" draw:text-style-name="P1" draw:layer="layout" svg:x1="4.1cm" svg:y1="19.5cm" svg:x2="4.8cm" svg:y2="19.5cm">
          <text:p/>
        </draw:line>
        <draw:frame draw:style-name="gr16" draw:text-style-name="P7" draw:layer="layout" svg:width="3.561cm" svg:height="0.649cm" svg:x="0.739cm" svg:y="18.551cm">
          <draw:text-box>
            <text:p><text:span text:style-name="T6">QuantitéDisponible</text:span></text:p>
          </draw:text-box>
        </draw:frame>
        <draw:frame draw:style-name="gr4" draw:text-style-name="P7" draw:layer="layout" svg:width="0.989cm" svg:height="0.649cm" svg:x="5.9cm" svg:y="9.1cm">
          <draw:text-box>
            <text:p><text:span text:style-name="T6">1,1</text:span></text:p>
          </draw:text-box>
        </draw:frame>
        <draw:line draw:style-name="gr3" draw:text-style-name="P1" draw:layer="layout" svg:x1="21.1cm" svg:y1="10.6cm" svg:x2="19.5cm" svg:y2="13cm">
          <text:p/>
        </draw:line>
        <draw:frame draw:style-name="gr14" draw:text-style-name="P7" draw:layer="layout" svg:width="0.989cm" svg:height="0.649cm" svg:x="18.905cm" svg:y="11.705cm">
          <draw:text-box>
            <text:p><text:span text:style-name="T6">1,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9T14:07:12.621487263</meta:creation-date>
    <dc:date>2015-03-16T17:01:33.957786577</dc:date>
    <meta:editing-duration>PT4H20M14S</meta:editing-duration>
    <meta:editing-cycles>21</meta:editing-cycles>
    <meta:generator>LibreOffice/4.2.3.3$Linux_X86_64 LibreOffice_project/420m0$Build-3</meta:generator>
    <meta:document-statistic meta:object-count="144"/>
  </office:meta>
</office:document-meta>
</file>